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AttributesArgumentResolverTests.handleWithRequestAttribute( @ RequestAttribute Foo foo , @ RequestAttribute ( "specialFoo" ) Foo namedFoo , @ RequestAttribute ( name = "foo" , required = false ) Foo notRequiredFoo , @ RequestAttribute ( name = "foo" ) Optional &lt; Foo &gt; optional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questAttributesArgumentResolverTests.initMethodParameter( int paramete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questAttributesArgumentResolverTests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questAttributes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questAttributesArgumentResolverTests.testResolveArgument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AttributesArgumentResolverTests.testResolveArgument( MethodParameter param , WebDataBind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questAttributesArgumentResolverTests.handleWithSessionAttribute( @ SessionAttribute Foo foo , @ SessionAttribute ( "specialFoo" ) Foo namedFoo , @ SessionAttribute ( name = "foo" , required = false ) Foo notRequiredFoo , @ SessionAttribute ( name = "foo" ) Optional &lt; Foo &gt; optional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questAttributesArgumentResolverTests.resolveWith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questAttributes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questAttributesArgumentResolverTests.resolve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questAttributesArgumentResolverTests.resolveOption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